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ist = [1, 2, 3, 4, 5, 6, <text:s/></text:p>
      <text:p text:style-name="Standard"><text:s text:c="8"/>7, 8, 9, 10, 11, 12] </text:p>
      <text:p text:style-name="Standard">print("Intial List: ")</text:p>
      <text:p text:style-name="Standard">print(List)</text:p>
      <text:p text:style-name="Standard">List.remove(5) </text:p>
      <text:p text:style-name="Standard">List.remove(6) </text:p>
      <text:p text:style-name="Standard">print("\nList after Removal of two elements: ") </text:p>
      <text:p text:style-name="Standard">print(List)</text:p>
      <text:p text:style-name="Standard"/>
      <text:p text:style-name="Standard"/>
      <text:p text:style-name="Standard"># Removing elements from List </text:p>
      <text:p text:style-name="Standard"># using iterator method </text:p>
      <text:p text:style-name="Standard">for i in range(1, 5): </text:p>
      <text:p text:style-name="Standard"><text:s text:c="4"/>List.remove(i) </text:p>
      <text:p text:style-name="Standard">print("\nList after Removing a range of elements: ") </text:p>
      <text:p text:style-name="Standard">print(List) </text:p>
      <text:p text:style-name="Standard"><text:s text:c="2"/></text:p>
      <text:p text:style-name="Standard"/>
      <text:p text:style-name="Standard"/>
      <text:p text:style-name="Standard"># Removing element from the <text:s/></text:p>
      <text:p text:style-name="Standard"># Set using the pop() method </text:p>
      <text:p text:style-name="Standard">List.pop() </text:p>
      <text:p text:style-name="Standard">print("\nList after popping an element: ") </text:p>
      <text:p text:style-name="Standard">print(List) </text:p>
      <text:p text:style-name="Standard"/>
      <text:p text:style-name="Standard"># Removing element at a <text:s/></text:p>
      <text:p text:style-name="Standard"># specific location from the <text:s/></text:p>
      <text:p text:style-name="Standard"># Set using the pop() method </text:p>
      <text:p text:style-name="Standard">List.pop(2) </text:p>
      <text:p text:style-name="Standard">print("\nList after popping a specific element: ") </text:p>
      <text:p text:style-name="Standard">print(List)</text:p>
      <text:p text:style-name="Standard"/>
      <text:p text:style-name="Standard"># Creating a Set </text:p>
      <text:p text:style-name="Standard">set1 = set() </text:p>
      <text:p text:style-name="Standard">print("Intial blank Set: ") </text:p>
      <text:p text:style-name="Standard">print(set1)</text:p>
      <text:p text:style-name="Standard"/>
      <text:p text:style-name="Standard"># Creating a Set with </text:p>
      <text:p text:style-name="Standard"># the use of a List </text:p>
      <text:p text:style-name="Standard">set1 = set(["Geeks", "For", "Geeks"]) </text:p>
      <text:p text:style-name="Standard">print("\nSet with the use of List: ") </text:p>
      <text:p text:style-name="Standard">print(set1) </text:p>
      <text:p text:style-name="Standard"/>
      <text:p text:style-name="Standard"/>
      <text:p text:style-name="Standard"># Creating a Set </text:p>
      <text:p text:style-name="Standard">set1 = set([1, 2, 3, 4, 5, 6, <text:s/></text:p>
      <text:p text:style-name="Standard"><text:s text:c="12"/>7, 8, 9, 10, 11, 12]) </text:p>
      <text:p text:style-name="Standard">print("Intial Set: ") </text:p>
      <text:p text:style-name="Standard">print(set1) </text:p>
      <text:p text:style-name="Standard"><text:s text:c="2"/></text:p>
      <text:p text:style-name="Standard"># Removing elements from Set </text:p>
      <text:p text:style-name="Standard"># using Remove() method </text:p>
      <text:p text:style-name="Standard"><text:soft-page-break/>set1.remove(5) </text:p>
      <text:p text:style-name="Standard">set1.remove(6) </text:p>
      <text:p text:style-name="Standard">print("\nSet after Removal of two elements: ") </text:p>
      <text:p text:style-name="Standard">print(set1)</text:p>
      <text:p text:style-name="Standard"/>
      <text:p text:style-name="Standard"/>
      <text:p text:style-name="Standard"><text:s text:c="2"/></text:p>
      <text:p text:style-name="Standard"># Creating two sets </text:p>
      <text:p text:style-name="Standard">set1 = set() </text:p>
      <text:p text:style-name="Standard">set2 = set() </text:p>
      <text:p text:style-name="Standard"><text:s text:c="2"/></text:p>
      <text:p text:style-name="Standard"># Adding elements to set1 </text:p>
      <text:p text:style-name="Standard">for i in range(1, 6): </text:p>
      <text:p text:style-name="Standard"><text:s text:c="4"/>set1.add(i) </text:p>
      <text:p text:style-name="Standard"><text:s text:c="2"/></text:p>
      <text:p text:style-name="Standard"># Adding elements to set2 </text:p>
      <text:p text:style-name="Standard">for i in range(3, 8): </text:p>
      <text:p text:style-name="Standard"><text:s text:c="4"/>set2.add(i) </text:p>
      <text:p text:style-name="Standard"><text:s text:c="2"/></text:p>
      <text:p text:style-name="Standard">print("Set1 = ", set1) </text:p>
      <text:p text:style-name="Standard">print("Set2 = ", set2) </text:p>
      <text:p text:style-name="Standard">print("\n") </text:p>
      <text:p text:style-name="Standard"><text:s text:c="2"/></text:p>
      <text:p text:style-name="Standard"># Union of set1 and set2 </text:p>
      <text:p text:style-name="Standard">set3 = set1 | set2# set1.union(set2) </text:p>
      <text:p text:style-name="Standard">print("Union of Set1 &amp; Set2: Set3 = ", set3) </text:p>
      <text:p text:style-name="Standard"><text:s text:c="2"/></text:p>
      <text:p text:style-name="Standard"># Intersection of set1 and set2 </text:p>
      <text:p text:style-name="Standard">set4 = set1 &amp; set2# set1.intersection(set2) </text:p>
      <text:p text:style-name="Standard">print("Intersection of Set1 &amp; Set2: Set4 = ", set4) </text:p>
      <text:p text:style-name="Standard">print("\n") </text:p>
      <text:p text:style-name="Standard"><text:s text:c="2"/></text:p>
      <text:p text:style-name="Standard"># Checking relation between set3 and set4 </text:p>
      <text:p text:style-name="Standard">if set3 &gt; set4: # set3.issuperset(set4) </text:p>
      <text:p text:style-name="Standard"><text:s text:c="4"/>print("Set3 is superset of Set4") </text:p>
      <text:p text:style-name="Standard">elif set3 &lt; set4: # set3.issubset(set4) </text:p>
      <text:p text:style-name="Standard"><text:s text:c="4"/>print("Set3 is subset of Set4") </text:p>
      <text:p text:style-name="Standard">else : # set3 == set4 </text:p>
      <text:p text:style-name="Standard"><text:s text:c="4"/>print("Set3 is same as Set4") </text:p>
      <text:p text:style-name="Standard"><text:s text:c="2"/></text:p>
      <text:p text:style-name="Standard"># displaying relation between set4 and set3 </text:p>
      <text:p text:style-name="Standard">if set4 &lt; set3: # set4.issubset(set3) </text:p>
      <text:p text:style-name="Standard"><text:s text:c="4"/>print("Set4 is subset of Set3") </text:p>
      <text:p text:style-name="Standard"><text:s text:c="4"/>print("\n") </text:p>
      <text:p text:style-name="Standard"><text:s text:c="2"/></text:p>
      <text:p text:style-name="Standard"># difference between set3 and set4 </text:p>
      <text:p text:style-name="Standard">set5 = set3 - set4 </text:p>
      <text:p text:style-name="Standard">print("Elements in Set3 and not in Set4: Set5 = ", set5) </text:p>
      <text:p text:style-name="Standard">print("\n") </text:p>
      <text:p text:style-name="Standard"><text:s text:c="2"/></text:p>
      <text:p text:style-name="Standard"># checkv if set4 and set5 are disjoint sets </text:p>
      <text:p text:style-name="Standard">if set4.isdisjoint(set5): </text:p>
      <text:p text:style-name="Standard"><text:soft-page-break/><text:s text:c="4"/>print("Set4 and Set5 have nothing in common\n") </text:p>
      <text:p text:style-name="Standard"><text:s text:c="2"/></text:p>
      <text:p text:style-name="Standard"># Removing all the values of set5 </text:p>
      <text:p text:style-name="Standard">set5.clear() </text:p>
      <text:p text:style-name="Standard"><text:s text:c="2"/></text:p>
      <text:p text:style-name="Standard">print("After applying clear on sets Set5: ") </text:p>
      <text:p text:style-name="Standard">print("Set5 = ", set5)</text:p>
      <text:p text:style-name="Standard"><text:s text:c="2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0:14:30.346332306</meta:creation-date>
    <dc:date>2019-09-09T10:15:04.454579998</dc:date>
    <meta:editing-duration>PT36S</meta:editing-duration>
    <meta:editing-cycles>1</meta:editing-cycles>
    <meta:document-statistic meta:table-count="0" meta:image-count="0" meta:object-count="0" meta:page-count="3" meta:paragraph-count="101" meta:word-count="376" meta:character-count="2330" meta:non-whitespace-character-count="1870"/>
    <meta:generator>LibreOffice/6.2.6.2$Linux_X86_64 LibreOffice_project/20$Build-2</meta:generator>
  </office:meta>
</office:document-meta>
</file>